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fill="solid" draw:fill-color="#e6e64c" draw:textarea-horizontal-align="center" draw:textarea-vertical-align="middle"/>
    </style:style>
    <style:style style:name="gr4" style:family="graphic" style:parent-style-name="standard">
      <style:graphic-properties draw:marker-start="" draw:marker-end="Line_20_Arrow" draw:marker-end-width="0.3cm" draw:fill="solid" draw:fill-color="#e6e64c" draw:textarea-horizontal-align="center" draw:textarea-vertical-align="middle"/>
    </style:style>
    <style:style style:name="gr5" style:family="graphic" style:parent-style-name="standard">
      <style:graphic-properties draw:marker-end="" draw:marker-end-width="0.3cm" draw:fill="solid" draw:fill-color="#e6e64c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e6e64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3" draw:layer="layout" svg:width="3.5cm" svg:height="0.5cm" svg:x="2cm" svg:y="2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2cm" svg:y="2.5cm">
          <text:p text:style-name="P2"><text:span text:style-name="T2">- id : Integer</text:span></text:p>
          <text:p text:style-name="P2"><text:span text:style-name="T2">- name : String</text:span></text:p>
          <text:p text:style-name="P2"><text:span text:style-name="T2">- location 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" draw:layer="layout" svg:width="3.5cm" svg:height="0.5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4" draw:layer="layout" svg:width="3.5cm" svg:height="0.5cm" svg:x="10.9cm" svg:y="2cm">
          <text:p text:style-name="P4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.9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2" draw:layer="layout" svg:width="3.5cm" svg:height="0.5cm" svg:x="10.9cm" svg:y="5cm">
          <text:p text:style-name="P4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.9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5cm" svg:height="0.645cm" svg:x="5.6cm" svg:y="1.655cm">
          <draw:text-box>
            <text:p text:style-name="P6"><text:span text:style-name="T2">1</text:span></text:p>
          </draw:text-box>
        </draw:frame>
        <draw:frame draw:style-name="gr2" draw:text-style-name="P6" draw:layer="layout" svg:width="1.5cm" svg:height="0.645cm" svg:x="9.4cm" svg:y="1.655cm">
          <draw:text-box>
            <text:p text:style-name="P7"><text:span text:style-name="T2">0..*</text:span></text:p>
          </draw:text-box>
        </draw:frame>
        <draw:frame draw:style-name="gr2" draw:text-style-name="P6" draw:layer="layout" svg:width="1.4cm" svg:height="0.645cm" svg:x="5.6cm" svg:y="2.2cm">
          <draw:text-box>
            <text:p text:style-name="P6"><text:span text:style-name="T2">site</text:span></text:p>
          </draw:text-box>
        </draw:frame>
        <draw:frame draw:style-name="gr2" draw:text-style-name="P6" draw:layer="layout" svg:width="2.9cm" svg:height="0.645cm" svg:x="8cm" svg:y="2.2cm">
          <draw:text-box>
            <text:p text:style-name="P6"><text:span text:style-name="T2">studyCollection</text:span></text:p>
          </draw:text-box>
        </draw:frame>
        <draw:frame draw:style-name="gr2" draw:text-style-name="P6" draw:layer="layout" svg:width="2.9cm" svg:height="0.645cm" svg:x="8.1cm" svg:y="5.201cm">
          <draw:text-box>
            <text:p text:style-name="P6"><text:span text:style-name="T2">clinicCollection</text:span></text:p>
          </draw:text-box>
        </draw:frame>
        <draw:frame draw:style-name="gr2" draw:text-style-name="P6" draw:layer="layout" svg:width="1.4cm" svg:height="0.645cm" svg:x="5.6cm" svg:y="4.201cm">
          <draw:text-box>
            <text:p text:style-name="P6"><text:span text:style-name="T2">site</text:span></text:p>
          </draw:text-box>
        </draw:frame>
        <draw:frame draw:style-name="gr2" draw:text-style-name="P6" draw:layer="layout" svg:width="1.5cm" svg:height="0.645cm" svg:x="5.6cm" svg:y="3.756cm">
          <draw:text-box>
            <text:p text:style-name="P6"><text:span text:style-name="T2">1</text:span></text:p>
          </draw:text-box>
        </draw:frame>
        <draw:frame draw:style-name="gr2" draw:text-style-name="P6" draw:layer="layout" svg:width="1.5cm" svg:height="0.645cm" svg:x="9.4cm" svg:y="4.656cm">
          <draw:text-box>
            <text:p text:style-name="P7"><text:span text:style-name="T2">0..*</text:span></text:p>
          </draw:text-box>
        </draw:frame>
        <draw:connector draw:style-name="gr3" draw:text-style-name="P8" draw:layer="layout" svg:x1="5.5cm" svg:y1="4.25cm" svg:x2="10.9cm" svg:y2="5.25cm" draw:start-shape="id1" draw:start-glue-point="1" draw:end-shape="id2" draw:end-glue-point="3" svg:d="m5500 4250h2750v1000h2650">
          <text:p/>
        </draw:connector>
        <draw:connector draw:style-name="gr3" draw:text-style-name="P8" draw:layer="layout" svg:x1="5.5cm" svg:y1="2.25cm" svg:x2="10.9cm" svg:y2="2.25cm" draw:start-shape="id3" draw:start-glue-point="1" draw:end-shape="id4" svg:d="m5500 2250h5400">
          <text:p/>
        </draw:connector>
        <draw:custom-shape draw:style-name="gr1" draw:text-style-name="P4" draw:id="id5" draw:layer="layout" svg:width="3.5cm" svg:height="0.5cm" svg:x="2cm" svg:y="9cm">
          <text:p text:style-name="P4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id="id10" draw:layer="layout" svg:width="3.5cm" svg:height="1.5cm" svg:x="2cm" svg:y="9.5cm">
          <draw:glue-point draw:id="4" svg:x="5cm" svg:y="1.666cm"/>
          <draw:glue-point draw:id="5" svg:x="5cm" svg:y="-1.666cm"/>
          <draw:glue-point draw:id="6" svg:x="5cm" svg:y="-1.666cm"/>
          <text:p text:style-name="P2"><text:span text:style-name="T2">- id : Integer</text:span></text:p>
          <text:p text:style-name="P2"><text:span text:style-name="T2">- name : String</text:span></text:p>
          <text:p text:style-name="P2"><text:span text:style-name="T2">- nameShort 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7" draw:layer="layout" svg:width="3.5cm" svg:height="0.5cm" svg:x="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6" draw:layer="layout" svg:width="3.5cm" svg:height="0.5cm" svg:x="10.9cm" svg:y="9cm">
          <text:p text:style-name="P4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.9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.5cm" svg:y1="7.5cm" svg:x2="15cm" svg:y2="7.5cm">
          <text:p/>
        </draw:line>
        <draw:custom-shape draw:style-name="gr1" draw:text-style-name="P4" draw:id="id11" draw:layer="layout" svg:width="3.5cm" svg:height="0.5cm" svg:x="10.9cm" svg:y="11.5cm">
          <text:p text:style-name="P4"><text:span text:style-name="T1">Workshe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.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8" draw:layer="layout" svg:width="3.5cm" svg:height="0.5cm" svg:x="10.9cm" svg:y="16.6cm">
          <text:p text:style-name="P4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.9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1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9" draw:layer="layout" svg:width="3.5cm" svg:height="0.5cm" svg:x="10.9cm" svg:y="19.1cm">
          <text:p text:style-name="P4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.9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20.6cm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5.5cm" svg:y1="9.25cm" svg:x2="10.9cm" svg:y2="9.25cm" draw:start-shape="id5" draw:start-glue-point="1" draw:end-shape="id6" draw:end-glue-point="3" svg:d="m5500 9250h5400">
          <text:p/>
        </draw:connector>
        <draw:connector draw:style-name="gr3" draw:text-style-name="P8" draw:layer="layout" draw:line-skew="-0.75cm" svg:x1="5.5cm" svg:y1="11.25cm" svg:x2="10.9cm" svg:y2="16.85cm" draw:start-shape="id7" draw:start-glue-point="1" draw:end-shape="id8" draw:end-glue-point="3" svg:d="m5500 11250h2000v5600h3400">
          <text:p/>
        </draw:connector>
        <draw:frame draw:style-name="gr2" draw:text-style-name="P6" draw:layer="layout" svg:width="4cm" svg:height="0.645cm" svg:x="7.1cm" svg:y="9.202cm">
          <draw:text-box>
            <text:p text:style-name="P7"><text:span text:style-name="T2">patientVisitCollection</text:span></text:p>
          </draw:text-box>
        </draw:frame>
        <draw:frame draw:style-name="gr2" draw:text-style-name="P6" draw:layer="layout" svg:width="1.4cm" svg:height="0.645cm" svg:x="5.5cm" svg:y="9.202cm">
          <draw:text-box>
            <text:p text:style-name="P6"><text:span text:style-name="T2">study</text:span></text:p>
          </draw:text-box>
        </draw:frame>
        <draw:frame draw:style-name="gr2" draw:text-style-name="P6" draw:layer="layout" svg:width="1.5cm" svg:height="0.645cm" svg:x="5.6cm" svg:y="8.657cm">
          <draw:text-box>
            <text:p text:style-name="P6"><text:span text:style-name="T2">1</text:span></text:p>
          </draw:text-box>
        </draw:frame>
        <draw:connector draw:style-name="gr3" draw:text-style-name="P8" draw:layer="layout" svg:x1="3.75cm" svg:y1="11.5cm" svg:x2="10.9cm" svg:y2="19.35cm" draw:start-shape="id7" draw:start-glue-point="2" draw:end-shape="id9" draw:end-glue-point="3" svg:d="m3750 11500v7850h7150">
          <text:p/>
        </draw:connector>
        <draw:custom-shape draw:style-name="gr1" draw:text-style-name="P4" draw:id="id12" draw:layer="layout" svg:width="3.5cm" svg:height="0.5cm" svg:x="10.9cm" svg:y="14cm">
          <text:p text:style-name="P4"><text:span text:style-name="T1">S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.9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15.5cm">
          <text:p/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.75cm" svg:x1="5.5cm" svg:y1="10.001cm" svg:x2="10.9cm" svg:y2="11.75cm" draw:start-shape="id10" draw:start-glue-point="5" draw:end-shape="id11" draw:end-glue-point="3" svg:d="m5500 10001h3500v1749h1900">
          <text:p/>
        </draw:connector>
        <draw:frame draw:style-name="gr2" draw:text-style-name="P6" draw:layer="layout" svg:width="1.5cm" svg:height="0.645cm" svg:x="5.5cm" svg:y="9.555cm">
          <draw:text-box>
            <text:p text:style-name="P6"><text:span text:style-name="T2">1</text:span></text:p>
          </draw:text-box>
        </draw:frame>
        <draw:frame draw:style-name="gr2" draw:text-style-name="P6" draw:layer="layout" svg:width="4cm" svg:height="0.645cm" svg:x="7.1cm" svg:y="11.803cm">
          <draw:text-box>
            <text:p text:style-name="P7"><text:span text:style-name="T2">worksheet</text:span></text:p>
          </draw:text-box>
        </draw:frame>
        <draw:frame draw:style-name="gr2" draw:text-style-name="P6" draw:layer="layout" svg:width="1.5cm" svg:height="0.645cm" svg:x="9.5cm" svg:y="11.058cm">
          <draw:text-box>
            <text:p text:style-name="P7"><text:span text:style-name="T2">0..1</text:span></text:p>
          </draw:text-box>
        </draw:frame>
        <draw:frame draw:style-name="gr2" draw:text-style-name="P6" draw:layer="layout" svg:width="2.9cm" svg:height="0.645cm" svg:x="1.1cm" svg:y="12.055cm">
          <draw:text-box>
            <text:p text:style-name="P7"><text:span text:style-name="T2">studyCollection</text:span></text:p>
          </draw:text-box>
        </draw:frame>
        <draw:frame draw:style-name="gr2" draw:text-style-name="P6" draw:layer="layout" svg:width="1.5cm" svg:height="0.645cm" svg:x="2.5cm" svg:y="11.6cm">
          <draw:text-box>
            <text:p text:style-name="P7"><text:span text:style-name="T2">0..*</text:span></text:p>
          </draw:text-box>
        </draw:frame>
        <draw:frame draw:style-name="gr2" draw:text-style-name="P6" draw:layer="layout" svg:width="4cm" svg:height="0.645cm" svg:x="7.1cm" svg:y="19.304cm">
          <draw:text-box>
            <text:p text:style-name="P7"><text:span text:style-name="T2">clinic</text:span></text:p>
          </draw:text-box>
        </draw:frame>
        <draw:frame draw:style-name="gr2" draw:text-style-name="P6" draw:layer="layout" svg:width="1.5cm" svg:height="0.645cm" svg:x="9.5cm" svg:y="18.855cm">
          <draw:text-box>
            <text:p text:style-name="P7"><text:span text:style-name="T2">1</text:span></text:p>
          </draw:text-box>
        </draw:frame>
        <draw:connector draw:style-name="gr5" draw:text-style-name="P8" draw:layer="layout" draw:line-skew="0.25cm" svg:x1="5.5cm" svg:y1="10.499cm" svg:x2="10.9cm" svg:y2="14.25cm" draw:start-shape="id10" draw:start-glue-point="4" draw:end-shape="id12" draw:end-glue-point="3" svg:d="m5500 10499h3000v3751h2400">
          <text:p/>
        </draw:connector>
        <draw:frame draw:style-name="gr2" draw:text-style-name="P6" draw:layer="layout" svg:width="1.5cm" svg:height="0.645cm" svg:x="4.9cm" svg:y="10cm">
          <draw:text-box>
            <text:p text:style-name="P7"><text:span text:style-name="T2">0..*</text:span></text:p>
          </draw:text-box>
        </draw:frame>
        <draw:frame draw:style-name="gr2" draw:text-style-name="P6" draw:layer="layout" svg:width="1.5cm" svg:height="0.645cm" svg:x="9.5cm" svg:y="8.758cm">
          <draw:text-box>
            <text:p text:style-name="P7"><text:span text:style-name="T2">0..*</text:span></text:p>
          </draw:text-box>
        </draw:frame>
        <draw:frame draw:style-name="gr2" draw:text-style-name="P6" draw:layer="layout" svg:width="1.5cm" svg:height="0.645cm" svg:x="9.5cm" svg:y="13.659cm">
          <draw:text-box>
            <text:p text:style-name="P7"><text:span text:style-name="T2">0..*</text:span></text:p>
          </draw:text-box>
        </draw:frame>
        <draw:frame draw:style-name="gr2" draw:text-style-name="P6" draw:layer="layout" svg:width="4cm" svg:height="0.645cm" svg:x="7.1cm" svg:y="14.203cm">
          <draw:text-box>
            <text:p text:style-name="P7"><text:span text:style-name="T2">sdataCollection</text:span></text:p>
          </draw:text-box>
        </draw:frame>
        <draw:frame draw:style-name="gr2" draw:text-style-name="P6" draw:layer="layout" svg:width="1.5cm" svg:height="0.645cm" svg:x="4.9cm" svg:y="10.701cm">
          <draw:text-box>
            <text:p text:style-name="P7"><text:span text:style-name="T2">0..*</text:span></text:p>
          </draw:text-box>
        </draw:frame>
        <draw:frame draw:style-name="gr2" draw:text-style-name="P6" draw:layer="layout" svg:width="2.9cm" svg:height="0.645cm" svg:x="4.2cm" svg:y="11.656cm">
          <draw:text-box>
            <text:p text:style-name="P7"><text:span text:style-name="T2">studyCollection</text:span></text:p>
          </draw:text-box>
        </draw:frame>
        <draw:frame draw:style-name="gr2" draw:text-style-name="P6" draw:layer="layout" svg:width="4cm" svg:height="0.645cm" svg:x="7.1cm" svg:y="16.705cm">
          <draw:text-box>
            <text:p text:style-name="P7"><text:span text:style-name="T2">site</text:span></text:p>
          </draw:text-box>
        </draw:frame>
        <draw:frame draw:style-name="gr2" draw:text-style-name="P6" draw:layer="layout" svg:width="1.5cm" svg:height="0.645cm" svg:x="9.5cm" svg:y="16.356cm">
          <draw:text-box>
            <text:p text:style-name="P7"><text:span text:style-name="T2">1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id="id15" draw:layer="layout" svg:width="3.5cm" svg:height="0.5cm" svg:x="2cm" svg:y="2.001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2cm" svg:y="2.501cm">
          <text:p text:style-name="P2"><text:span text:style-name="T2">- id : Integer</text:span></text:p>
          <text:p text:style-name="P2"><text:span text:style-name="T2">- name : String</text:span></text:p>
          <text:p text:style-name="P2"><text:span text:style-name="T2">- location 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3" draw:layer="layout" svg:width="3.5cm" svg:height="0.5cm" svg:x="2cm" svg:y="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16" draw:layer="layout" svg:width="3.5cm" svg:height="0.5cm" svg:x="10.9cm" svg:y="2.001cm">
          <text:p text:style-name="P4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499cm" svg:x="10.9cm" svg:y="2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14" draw:layer="layout" svg:width="3.5cm" svg:height="0.5cm" svg:x="10.9cm" svg:y="4.001cm">
          <text:p text:style-name="P4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499cm" svg:x="10.9cm" svg:y="4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5cm" svg:height="0.645cm" svg:x="5.6cm" svg:y="1.656cm">
          <draw:text-box>
            <text:p text:style-name="P6"><text:span text:style-name="T2">1</text:span></text:p>
          </draw:text-box>
        </draw:frame>
        <draw:frame draw:style-name="gr2" draw:text-style-name="P6" draw:layer="layout" svg:width="1.5cm" svg:height="0.645cm" svg:x="9.4cm" svg:y="1.656cm">
          <draw:text-box>
            <text:p text:style-name="P7"><text:span text:style-name="T2">0..*</text:span></text:p>
          </draw:text-box>
        </draw:frame>
        <draw:frame draw:style-name="gr2" draw:text-style-name="P6" draw:layer="layout" svg:width="1.4cm" svg:height="0.645cm" svg:x="5.6cm" svg:y="2.201cm">
          <draw:text-box>
            <text:p text:style-name="P6"><text:span text:style-name="T2">- site</text:span></text:p>
          </draw:text-box>
        </draw:frame>
        <draw:frame draw:style-name="gr2" draw:text-style-name="P6" draw:layer="layout" svg:width="4cm" svg:height="0.645cm" svg:x="7cm" svg:y="2.2cm">
          <draw:text-box>
            <text:p text:style-name="P7"><text:span text:style-name="T2">- studyCollection</text:span></text:p>
          </draw:text-box>
        </draw:frame>
        <draw:frame draw:style-name="gr2" draw:text-style-name="P6" draw:layer="layout" svg:width="3.5cm" svg:height="0.645cm" svg:x="5.5cm" svg:y="4.355cm">
          <draw:text-box>
            <text:p text:style-name="P6"><text:span text:style-name="T2">- clinicCollection</text:span></text:p>
          </draw:text-box>
        </draw:frame>
        <draw:frame draw:style-name="gr2" draw:text-style-name="P6" draw:layer="layout" svg:width="1.4cm" svg:height="0.645cm" svg:x="9.7cm" svg:y="4.455cm">
          <draw:text-box>
            <text:p text:style-name="P7"><text:span text:style-name="T2">- site</text:span></text:p>
          </draw:text-box>
        </draw:frame>
        <draw:frame draw:style-name="gr2" draw:text-style-name="P6" draw:layer="layout" svg:width="1.5cm" svg:height="0.645cm" svg:x="10.3cm" svg:y="3.7cm">
          <draw:text-box>
            <text:p text:style-name="P6"><text:span text:style-name="T2">1</text:span></text:p>
          </draw:text-box>
        </draw:frame>
        <draw:frame draw:style-name="gr2" draw:text-style-name="P6" draw:layer="layout" svg:width="1.5cm" svg:height="0.645cm" svg:x="5.1cm" svg:y="3.655cm">
          <draw:text-box>
            <text:p text:style-name="P7"><text:span text:style-name="T2">0..*</text:span></text:p>
          </draw:text-box>
        </draw:frame>
        <draw:connector draw:style-name="gr3" draw:text-style-name="P8" draw:layer="layout" svg:x1="5.5cm" svg:y1="4.251cm" svg:x2="10.9cm" svg:y2="4.251cm" draw:start-shape="id13" draw:start-glue-point="1" draw:end-shape="id14" draw:end-glue-point="3" svg:d="m5500 4251h5400">
          <text:p/>
        </draw:connector>
        <draw:connector draw:style-name="gr3" draw:text-style-name="P8" draw:layer="layout" svg:x1="5.5cm" svg:y1="2.251cm" svg:x2="10.9cm" svg:y2="2.251cm" draw:start-shape="id15" draw:start-glue-point="1" draw:end-shape="id16" svg:d="m5500 2251h5400">
          <text:p/>
        </draw:connector>
        <draw:line draw:style-name="gr3" draw:text-style-name="P8" draw:layer="layout" svg:x1="1.5cm" svg:y1="7.9cm" svg:x2="15cm" svg:y2="7.9cm">
          <text:p/>
        </draw:line>
        <draw:custom-shape draw:style-name="gr1" draw:text-style-name="P4" draw:layer="layout" svg:width="3.5cm" svg:height="0.5cm" svg:x="10.9cm" svg:y="6.001cm">
          <text:p text:style-name="P4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3.5cm" svg:height="0.499cm" svg:x="10.9cm" svg:y="6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0.5cm" svg:x="10.9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4cm" svg:height="0.645cm" svg:x="8.5cm" svg:y="6.855cm">
          <draw:text-box>
            <text:p text:style-name="P7"><text:span text:style-name="T2">- address</text:span></text:p>
          </draw:text-box>
        </draw:frame>
        <draw:frame draw:style-name="gr2" draw:text-style-name="P6" draw:layer="layout" svg:width="1.5cm" svg:height="0.645cm" svg:x="9.5cm" svg:y="6cm">
          <draw:text-box>
            <text:p text:style-name="P7"><text:span text:style-name="T2">1</text:span></text:p>
          </draw:text-box>
        </draw:frame>
        <draw:connector draw:style-name="gr6" draw:text-style-name="P8" draw:layer="layout" svg:x1="3.75cm" svg:y1="4.501cm" svg:x2="10.9cm" svg:y2="6.75cm" draw:start-shape="id13" draw:start-glue-point="2" draw:end-shape="id17" draw:end-glue-point="3" svg:d="m3750 4501v2249h7150">
          <text:p/>
        </draw:connector>
        <draw:frame draw:style-name="gr2" draw:text-style-name="P6" draw:layer="layout" svg:width="1.5cm" svg:height="0.645cm" svg:x="2.3cm" svg:y="4.5cm">
          <draw:text-box>
            <text:p text:style-name="P7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elson Loyola</meta:initial-creator>
    <meta:creation-date>2008-12-10T15:05:17</meta:creation-date>
    <dc:creator>Nelson Loyola</dc:creator>
    <dc:date>2008-12-10T17:09:31</dc:date>
    <meta:editing-cycles>6</meta:editing-cycles>
    <meta:editing-duration>PT1H48M44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